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2" style:family="graphic" style:parent-style-name="objectwithoutfill">
      <style:graphic-properties svg:stroke-width="0.028cm" svg:stroke-color="#ff0000" draw:marker-start-width="0.242cm" draw:marker-end="Arrow" draw:marker-end-width="0.342cm" draw:fill="solid" draw:textarea-vertical-align="middle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2.238cm" fo:min-width="1.268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98cm" fo:min-width="0.73cm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52cm"/>
      <style:paragraph-properties style:writing-mode="lr-tb"/>
    </style:style>
    <style:style style:name="gr6" style:family="graphic" style:parent-style-name="standard">
      <style:graphic-properties svg:stroke-width="0.028cm" svg:stroke-color="#00a933" draw:marker-start-width="0.242cm" draw:marker-end-width="0.242cm" draw:fill="none" draw:textarea-horizontal-align="justify" draw:textarea-vertical-align="middle" draw:auto-grow-height="false" fo:min-height="3.314cm" fo:min-width="6.298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a933" draw:marker-start-width="0.242cm" draw:marker-end-width="0.242cm" draw:fill="none" draw:textarea-horizontal-align="justify" draw:textarea-vertical-align="middle" draw:auto-grow-height="false" fo:min-height="1.518cm" fo:min-width="1.268cm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svg:stroke-color="#00a933" draw:marker-start-width="0.242cm" draw:marker-end="Arrow" draw:marker-end-width="0.342cm" draw:fill="solid" draw:textarea-vertical-align="middle" fo:padding-top="0.139cm" fo:padding-bottom="0.139cm" fo:padding-left="0.264cm" fo:padding-right="0.264cm"/>
      <style:paragraph-properties style:writing-mode="lr-tb"/>
    </style:style>
    <style:style style:name="gr9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267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title">
      <style:graphic-properties fo:min-height="2.18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  <style:text-properties fo:color="#ff0000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0000" fo:font-size="14pt" style:font-size-asian="14pt" style:font-size-complex="14pt"/>
    </style:style>
    <style:style style:name="P7" style:family="paragraph">
      <loext:graphic-properties draw:fill="solid"/>
      <style:paragraph-properties fo:text-align="center" style:writing-mode="lr-tb"/>
      <style:text-properties fo:color="#00a933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color="#00a933" fo:font-size="14pt" style:font-size-asian="14pt" style:font-size-complex="14pt"/>
    </style:style>
    <style:style style:name="P9" style:family="paragraph">
      <loext:graphic-properties draw:fill="solid"/>
      <style:paragraph-properties fo:margin-top="0cm" fo:margin-bottom="0cm" fo:text-align="center" style:writing-mode="lr-tb"/>
      <style:text-properties fo:color="#ff0000" fo:font-size="14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color="#000000" fo:font-size="14pt" fo:background-color="#2a6099" style:font-size-asian="14pt" style:font-size-complex="14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0000" fo:font-size="14pt" style:font-size-asian="14pt" style:font-size-complex="14pt"/>
    </style:style>
    <style:style style:name="T3" style:family="text">
      <style:text-properties fo:color="#00a933" fo:font-size="14pt" style:font-size-asian="14pt" style:font-size-complex="14pt"/>
    </style:style>
    <style:style style:name="T4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9.43cm" svg:height="2.189cm" svg:x="1.079cm" svg:y="1.113cm" presentation:class="title" presentation:user-transformed="true">
          <draw:text-box>
            <text:p><text:span text:style-name="T1">Fra</text:span><text:span text:style-name="T1">ctal </text:span><text:span text:style-name="T1">Tre</text:span><text:span text:style-name="T1">e</text:span></text:p>
          </draw:text-box>
        </draw:frame>
        <draw:frame draw:style-name="gr1" draw:text-style-name="P2" draw:layer="layout" svg:width="2.542cm" svg:height="0.962cm" svg:x="2.04cm" svg:y="7.627cm">
          <draw:text-box>
            <text:p xml:id="id5" text:id="id5">Level 0</text:p>
          </draw:text-box>
        </draw:frame>
        <draw:frame draw:style-name="gr1" draw:text-style-name="P2" draw:layer="layout" svg:width="2.542cm" svg:height="0.962cm" svg:x="2.038cm" svg:y="13.977cm">
          <draw:text-box>
            <text:p xml:id="id7" text:id="id7">Level 1</text:p>
          </draw:text-box>
        </draw:frame>
        <draw:frame draw:style-name="gr1" draw:text-style-name="P2" draw:layer="layout" svg:width="2.542cm" svg:height="0.962cm" svg:x="2.04cm" svg:y="20.327cm">
          <draw:text-box>
            <text:p xml:id="id14" text:id="id14">Level 2</text:p>
          </draw:text-box>
        </draw:frame>
        <draw:connector draw:style-name="gr2" draw:text-style-name="P4" xml:id="id10" draw:id="id10" draw:layer="layout" draw:type="line" svg:x1="9.27cm" svg:y1="9.139cm" svg:x2="9.533cm" svg:y2="11.691cm" draw:start-shape="id1" draw:start-glue-point="7" draw:end-shape="id2" draw:end-glue-point="4" svg:d="M9270 9139l263 2552" svg:viewBox="0 0 264 2553">
          <text:p text:style-name="P3"><text:span text:style-name="T2">0.6 <text:s text:c="6"/></text:span></text:p>
        </draw:connector>
        <draw:custom-shape draw:style-name="gr3" draw:text-style-name="P5" xml:id="id1" draw:id="id1" draw:layer="layout" svg:width="2.54cm" svg:height="3.556cm" svg:x="8.898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1.778cm" svg:height="1.778cm" svg:x="8.644cm" svg:y="11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12" draw:id="id12" draw:layer="layout" svg:width="4.452cm" svg:height="0.806cm" svg:x="11.246cm" svg:y="12.409cm">
          <draw:text-box>
            <text:p><text:span text:style-name="T2">2 fractal branches</text:span></text:p>
          </draw:text-box>
        </draw:frame>
        <draw:custom-shape draw:style-name="gr6" draw:text-style-name="P5" xml:id="id3" draw:id="id3" draw:layer="layout" svg:width="9.652cm" svg:height="5.08cm" svg:x="6.612cm" svg:y="1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4" draw:id="id4" draw:layer="layout" svg:width="2.54cm" svg:height="2.54cm" svg:x="7.882cm" svg:y="1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xml:id="id17" draw:id="id17" draw:layer="layout" draw:type="line" svg:x1="8.025cm" svg:y1="15.773cm" svg:x2="9.152cm" svg:y2="17.787cm" draw:start-shape="id3" draw:start-glue-point="7" draw:end-shape="id4" draw:end-glue-point="4" svg:d="M8025 15773l1127 2014" svg:viewBox="0 0 1128 2015">
          <text:p text:style-name="P3"><text:span text:style-name="T3">0.6 <text:s text:c="6"/></text:span></text:p>
        </draw:connector>
        <draw:frame draw:style-name="gr5" draw:text-style-name="P8" xml:id="id19" draw:id="id19" draw:layer="layout" svg:width="4.452cm" svg:height="0.806cm" svg:x="11.438cm" svg:y="18.969cm">
          <draw:text-box>
            <text:p><text:span text:style-name="T3">2 fractal </text:span><text:span text:style-name="T3">branches</text:span></text:p>
          </draw:text-box>
        </draw:frame>
        <draw:line draw:style-name="gr9" draw:text-style-name="P9" xml:id="id6" draw:id="id6" draw:layer="layout" svg:x1="10.168cm" svg:y1="9.151cm" svg:x2="10.168cm" svg:y2="6.611cm">
          <text:p/>
        </draw:line>
        <draw:line draw:style-name="gr9" draw:text-style-name="P9" xml:id="id8" draw:id="id8" draw:layer="layout" svg:x1="10.168cm" svg:y1="15.755cm" svg:x2="10.168cm" svg:y2="13.215cm">
          <text:p/>
        </draw:line>
        <draw:line draw:style-name="gr9" draw:text-style-name="P9" xml:id="id15" draw:id="id15" draw:layer="layout" svg:x1="10.168cm" svg:y1="22.359cm" svg:x2="10.168cm" svg:y2="19.819cm">
          <text:p/>
        </draw:line>
        <draw:line draw:style-name="gr9" draw:text-style-name="P9" xml:id="id11" draw:id="id11" draw:layer="layout" svg:x1="10.168cm" svg:y1="13.215cm" svg:x2="9.09cm" svg:y2="12.137cm">
          <text:p/>
        </draw:line>
        <draw:line draw:style-name="gr9" draw:text-style-name="P9" xml:id="id13" draw:id="id13" draw:layer="layout" svg:x1="10.168cm" svg:y1="13.215cm" svg:x2="11.246cm" svg:y2="12.137cm">
          <text:p/>
        </draw:line>
        <draw:g xml:id="id18" draw:id="id18">
          <draw:line draw:style-name="gr9" draw:text-style-name="P9" draw:layer="layout" svg:x1="10.168cm" svg:y1="19.819cm" svg:x2="9.096cm" svg:y2="18.747cm">
            <text:p/>
          </draw:line>
          <draw:line draw:style-name="gr9" draw:text-style-name="P9" draw:layer="layout" svg:x1="9.096cm" svg:y1="18.747cm" svg:x2="8.192cm" svg:y2="18.741cm">
            <text:p/>
          </draw:line>
          <draw:line draw:style-name="gr9" draw:text-style-name="P9" draw:layer="layout" svg:x1="9.096cm" svg:y1="18.747cm" svg:x2="9.09cm" svg:y2="17.843cm">
            <text:p/>
          </draw:line>
        </draw:g>
        <draw:g xml:id="id20" draw:id="id20">
          <draw:line draw:style-name="gr9" draw:text-style-name="P9" draw:layer="layout" svg:x1="10.168cm" svg:y1="19.819cm" svg:x2="11.24cm" svg:y2="18.747cm">
            <text:p/>
          </draw:line>
          <draw:line draw:style-name="gr9" draw:text-style-name="P9" draw:layer="layout" svg:x1="11.24cm" svg:y1="18.747cm" svg:x2="11.246cm" svg:y2="17.843cm">
            <text:p/>
          </draw:line>
          <draw:line draw:style-name="gr9" draw:text-style-name="P9" draw:layer="layout" svg:x1="11.24cm" svg:y1="18.747cm" svg:x2="12.144cm" svg:y2="18.741cm">
            <text:p/>
          </draw:line>
        </draw:g>
        <draw:frame draw:style-name="gr10" draw:text-style-name="P10" xml:id="id9" draw:id="id9" draw:layer="layout" svg:width="2.767cm" svg:height="1.016cm" svg:x="10.796cm" svg:y="13.977cm">
          <draw:text-box>
            <text:p><text:span text:style-name="T4">fixed stem</text:span></text:p>
          </draw:text-box>
        </draw:frame>
        <draw:frame draw:style-name="gr10" draw:text-style-name="P10" xml:id="id16" draw:id="id16" draw:layer="layout" svg:width="2.767cm" svg:height="1.016cm" svg:x="10.803cm" svg:y="20.581cm">
          <draw:text-box>
            <text:p><text:span text:style-name="T4">fixed </text:span><text:span text:style-name="T4">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7cm" fo:margin-bottom="0cm" fo:text-indent="0cm"/>
      <style:text-properties fo:font-size="49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cm" fo:margin-bottom="0cm" fo:text-indent="0cm"/>
      <style:text-properties fo:font-size="42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0" draw:style-name="Mdp1">
      <draw:frame presentation:style-name="Default-title" draw:layer="backgroundobjects" svg:width="19.43cm" svg:height="4.664cm" svg:x="1.079cm" svg:y="1.113cm" presentation:class="title" presentation:placeholder="true">
        <draw:text-box/>
      </draw:frame>
      <draw:frame presentation:style-name="Default-outline1" draw:layer="backgroundobjects" svg:width="19.43cm" svg:height="16.204cm" svg:x="1.079cm" svg:y="6.536cm" presentation:class="outline" presentation:placeholder="true">
        <draw:text-box/>
      </draw:frame>
      <draw:frame presentation:style-name="Mpr1" draw:text-style-name="MP2" draw:layer="backgroundobjects" svg:width="5.03cm" svg:height="1.924cm" svg:x="1.079cm" svg:y="25.4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1.924cm" svg:x="7.383cm" svg:y="25.4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3cm" svg:height="1.924cm" svg:x="15.479cm" svg:y="25.4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9T19:32:58.213890558</meta:creation-date>
    <dc:date>2020-04-01T16:32:05.548736869</dc:date>
    <meta:editing-duration>PT2H2M18S</meta:editing-duration>
    <meta:editing-cycles>28</meta:editing-cycles>
    <meta:generator>LibreOffice/6.3.5.2$Linux_X86_64 LibreOffice_project/30$Build-2</meta:generator>
    <meta:document-statistic meta:object-count="50"/>
  </office:meta>
</office:document-meta>
</file>